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Heading">
      <style:text-properties style:font-name="Liberation Serif"/>
    </style:style>
    <style:style style:name="P5" style:family="paragraph" style:parent-style-name="Heading_20_1">
      <style:text-properties style:font-name="Liberation Serif"/>
    </style:style>
    <style:style style:name="P6" style:family="paragraph" style:parent-style-name="Heading_20_2">
      <style:text-properties style:font-name="Liberation Serif"/>
    </style:style>
    <style:style style:name="P7"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style:style>
    <style:style style:name="P8" style:family="paragraph" style:parent-style-name="Standard">
      <style:text-properties style:font-name="Liberation Serif"/>
    </style:style>
    <style:style style:name="P9" style:family="paragraph" style:parent-style-name="Text_20_body" style:list-style-name="L1"/>
    <style:style style:name="P10"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1"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2"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3"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6"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 style:family="paragraph" style:parent-style-name="Text_20_body" style:list-style-name="L9" style:master-page-name="">
      <style:paragraph-properties fo:margin-top="0cm" fo:margin-bottom="0cm" style:contextual-spacing="false" fo:line-height="114%" fo:orphans="2" fo:widows="2" style:page-number="auto" fo:break-before="auto" fo:break-after="auto" fo:padding="0cm" fo:border="none" fo:keep-with-next="auto"/>
      <style:text-properties officeooo:paragraph-rsid="0011ffe3"/>
    </style:style>
    <style:style style:name="P18" style:family="paragraph" style:parent-style-name="Text_20_body" style:list-style-name="L11">
      <style:paragraph-properties fo:margin-top="0cm" fo:margin-bottom="0cm" style:contextual-spacing="false" fo:line-height="114%" fo:orphans="2" fo:widows="2" fo:padding="0cm" fo:border="none"/>
      <style:text-properties officeooo:paragraph-rsid="0011ffe3"/>
    </style:style>
    <style:style style:name="P19" style:family="paragraph" style:parent-style-name="Text_20_body">
      <style:paragraph-properties fo:margin-left="0.106cm" fo:margin-right="0cm" fo:margin-top="0cm" fo:margin-bottom="0.247cm" style:contextual-spacing="false" fo:line-height="114%" fo:text-indent="0cm" style:auto-text-indent="false" fo:padding="0cm" fo:border="none"/>
      <style:text-properties style:font-name="Google Sans Text"/>
    </style:style>
    <style:style style:name="P20" style:family="paragraph" style:parent-style-name="Text_20_body">
      <style:paragraph-properties fo:margin-top="0cm" fo:margin-bottom="0.247cm" style:contextual-spacing="false" fo:line-height="114%" fo:padding="0cm" fo:border="none"/>
      <style:text-properties style:font-name="Google Sans Text"/>
    </style:style>
    <style:style style:name="P21"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2"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3"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4"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5"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6"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7"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8"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29" style:family="paragraph" style:parent-style-name="Text_20_body" style:list-style-name="L5"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30"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fo:font-weight="bold" loext:padding="0cm" loext:border="none"/>
    </style:style>
    <style:style style:name="P31"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Liberation Serif" officeooo:paragraph-rsid="0011ffe3"/>
    </style:style>
    <style:style style:name="P32" style:family="paragraph" style:parent-style-name="Text_20_body" style:list-style-name="L10"/>
    <style:style style:name="P33" style:family="paragraph" style:parent-style-name="Text_20_body" style:list-style-name="L12"/>
    <style:style style:name="P34" style:family="paragraph" style:parent-style-name="Text_20_body">
      <style:text-properties style:font-name="Liberation Serif"/>
    </style:style>
    <style:style style:name="P35" style:family="paragraph" style:parent-style-name="Text_20_body">
      <style:paragraph-properties fo:margin-top="0cm" fo:margin-bottom="0.247cm" style:contextual-spacing="false" fo:line-height="114%" fo:padding="0cm" fo:border="none"/>
      <style:text-properties style:font-name="Liberation Serif" officeooo:paragraph-rsid="0011ffe3"/>
    </style:style>
    <style:style style:name="P36" style:family="paragraph" style:parent-style-name="Text_20_body" style:list-style-name="L9">
      <style:paragraph-properties fo:margin-top="0cm" fo:margin-bottom="0cm" style:contextual-spacing="false" fo:line-height="114%" fo:orphans="2" fo:widows="2" fo:padding="0cm" fo:border="none"/>
      <style:text-properties style:font-name="Liberation Serif" officeooo:paragraph-rsid="0011ffe3"/>
    </style:style>
    <style:style style:name="P37" style:family="paragraph" style:parent-style-name="Text_20_body">
      <style:paragraph-properties fo:margin-left="0cm" fo:margin-right="0cm" fo:margin-top="0cm" fo:margin-bottom="0cm" style:contextual-spacing="false" fo:line-height="114%" fo:orphans="2" fo:widows="2" fo:text-indent="0cm" style:auto-text-indent="false" fo:padding="0cm" fo:border="none"/>
      <style:text-properties style:font-name="Liberation Serif" officeooo:paragraph-rsid="0011ffe3"/>
    </style:style>
    <style:style style:name="P38" style:family="paragraph" style:parent-style-name="Text_20_body" style:list-style-name="L11" style:master-page-name="">
      <style:paragraph-properties fo:margin-top="0cm" fo:margin-bottom="0cm" style:contextual-spacing="false" fo:line-height="114%" fo:orphans="2" fo:widows="2" style:page-number="auto" fo:break-before="auto" fo:break-after="auto" fo:padding="0cm" fo:border="none" fo:keep-with-next="auto"/>
      <style:text-properties style:font-name="Liberation Serif" officeooo:paragraph-rsid="0011ffe3"/>
    </style:style>
    <style:style style:name="P39" style:family="paragraph" style:parent-style-name="Text_20_body" style:list-style-name="L11">
      <style:paragraph-properties fo:margin-top="0cm" fo:margin-bottom="0cm" style:contextual-spacing="false" fo:line-height="114%" fo:orphans="2" fo:widows="2" fo:padding="0cm" fo:border="none"/>
      <style:text-properties style:font-name="Liberation Serif" officeooo:paragraph-rsid="0011ffe3"/>
    </style:style>
    <style:style style:name="P40" style:family="paragraph" style:parent-style-name="Text_20_body" style:list-style-name="L12">
      <style:text-properties style:font-name="Liberation Serif"/>
    </style:style>
    <style:style style:name="P41" style:family="paragraph" style:parent-style-name="Text_20_body" style:list-style-name="L8">
      <style:text-properties style:font-name="Liberation Serif"/>
    </style:style>
    <style:style style:name="T1" style:family="text">
      <style:text-properties fo:font-weight="bold"/>
    </style:style>
    <style:style style:name="T2" style:family="text">
      <style:text-properties fo:font-weight="bold" loext:padding="0cm" loext:border="none"/>
    </style:style>
    <style:style style:name="T3" style:family="text">
      <style:text-properties fo:font-weight="bold" style:font-weight-asian="bold" style:font-weight-complex="bold"/>
    </style:style>
    <style:style style:name="T4" style:family="text">
      <style:text-properties officeooo:rsid="000fac53"/>
    </style:style>
    <style:style style:name="T5" style:family="text">
      <style:text-properties loext:padding="0cm" loext:border="none"/>
    </style:style>
    <style:style style:name="T6" style:family="text">
      <style:text-properties fo:color="#1f1f1f" loext:opacity="100%"/>
    </style:style>
    <style:style style:name="T7" style:family="text">
      <style:text-properties fo:color="#1f1f1f" loext:opacity="100%" style:font-name="Google Sans Text"/>
    </style:style>
    <style:style style:name="T8" style:family="text">
      <style:text-properties fo:color="#1f1f1f" loext:opacity="100%" style:font-name="Google Sans Text" fo:font-style="italic" loext:padding="0cm" loext:border="none"/>
    </style:style>
    <style:style style:name="T9" style:family="text">
      <style:text-properties fo:color="#1f1f1f" loext:opacity="100%" style:font-name="Google Sans Text" fo:font-style="italic" officeooo:rsid="0011ffe3" loext:padding="0cm" loext:border="none"/>
    </style:style>
    <style:style style:name="T10" style:family="text">
      <style:text-properties fo:color="#1f1f1f" loext:opacity="100%" style:font-name="Google Sans Text" fo:font-weight="bold" loext:padding="0cm" loext:border="none"/>
    </style:style>
    <style:style style:name="T11" style:family="text">
      <style:text-properties fo:color="#1f1f1f" loext:opacity="100%" style:font-name="Google Sans Text" fo:font-style="normal" officeooo:rsid="0011ffe3" style:font-style-asian="normal" style:font-style-complex="normal" loext:padding="0cm" loext:border="none"/>
    </style:style>
    <style:style style:name="T12" style:family="text">
      <style:text-properties fo:color="#1f1f1f" loext:opacity="100%" style:font-name="Google Sans Text" fo:font-style="normal" style:font-style-asian="normal" style:font-style-complex="normal" loext:padding="0cm" loext:border="none"/>
    </style:style>
    <style:style style:name="T13" style:family="text">
      <style:text-properties fo:color="#1f1f1f" loext:opacity="100%" style:font-name="Google Sans Text" fo:font-style="normal" fo:font-weight="bold" officeooo:rsid="0011ffe3" style:font-style-asian="normal" style:font-weight-asian="bold" style:font-style-complex="normal" style:font-weight-complex="bold" loext:padding="0cm" loext:border="none"/>
    </style:style>
    <style:style style:name="T14" style:family="text">
      <style:text-properties fo:color="#1f1f1f" loext:opacity="100%" style:font-name="Google Sans Text" fo:font-style="normal" fo:font-weight="bold" style:font-style-asian="normal" style:font-weight-asian="bold" style:font-style-complex="normal" style:font-weight-complex="bold" loext:padding="0cm" loext:border="none"/>
    </style:style>
    <style:style style:name="T15" style:family="text">
      <style:text-properties fo:color="#1f1f1f" loext:opacity="100%" fo:font-style="normal" fo:font-weight="bold" officeooo:rsid="0011ffe3" style:font-style-asian="normal" style:font-weight-asian="bold" style:font-style-complex="normal" style:font-weight-complex="bold" loext:padding="0cm" loext:border="none"/>
    </style:style>
    <style:style style:name="T16" style:family="text">
      <style:text-properties fo:color="#1f1f1f" loext:opacity="100%" fo:font-style="normal" fo:font-weight="bold" style:font-style-asian="normal" style:font-weight-asian="bold" style:font-style-complex="normal" style:font-weight-complex="bold" loext:padding="0cm" loext:border="none"/>
    </style:style>
    <style:style style:name="T17" style:family="text">
      <style:text-properties fo:color="#1f1f1f" loext:opacity="100%" fo:font-style="italic" loext:padding="0cm" loext:border="none"/>
    </style:style>
    <style:style style:name="T18" style:family="text">
      <style:text-properties fo:color="#1f1f1f" loext:opacity="100%" fo:font-weight="bold" loext:padding="0cm" loext:border="none"/>
    </style:style>
    <style:style style:name="T19" style:family="text">
      <style:text-properties fo:color="#1f1f1f" loext:opacity="100%" style:font-name="Liberation Serif"/>
    </style:style>
    <style:style style:name="T20" style:family="text">
      <style:text-properties fo:color="#1f1f1f" loext:opacity="100%" style:font-name="Liberation Serif" fo:font-style="normal" fo:font-weight="bold" officeooo:rsid="0011ffe3" style:font-style-asian="normal" style:font-weight-asian="bold" style:font-style-complex="normal" style:font-weight-complex="bold" loext:padding="0cm" loext:border="none"/>
    </style:style>
    <style:style style:name="T21" style:family="text">
      <style:text-properties fo:color="#1f1f1f" loext:opacity="100%" style:font-name="Liberation Serif" fo:font-style="normal" fo:font-weight="bold" style:font-style-asian="normal" style:font-weight-asian="bold" style:font-style-complex="normal" style:font-weight-complex="bold" loext:padding="0cm" loext:border="none"/>
    </style:style>
    <style:style style:name="T22" style:family="text">
      <style:text-properties fo:color="#1f1f1f" loext:opacity="100%" style:font-name="Liberation Serif" fo:font-style="italic" loext:padding="0cm" loext:border="none"/>
    </style:style>
    <style:style style:name="T23" style:family="text">
      <style:text-properties fo:color="#1f1f1f" loext:opacity="100%" style:font-name="Liberation Serif" fo:font-weight="bold" loext:padding="0cm" loext:border="none"/>
    </style:style>
    <style:style style:name="T24" style:family="text">
      <style:text-properties fo:color="#444746" loext:opacity="100%" style:font-name="Google Sans Text" loext:padding="0cm" loext:border="none"/>
    </style:style>
    <style:style style:name="T25" style:family="text">
      <style:text-properties fo:color="#444746" loext:opacity="100%" style:font-name="Google Sans Text" fo:font-weight="bold" loext:padding="0cm" loext:border="none"/>
    </style:style>
    <style:style style:name="T26" style:family="text">
      <style:text-properties fo:color="#444746" loext:opacity="100%" style:font-name="Google Sans Text" fo:font-weight="bold" style:font-weight-asian="bold" style:font-weight-complex="bold" loext:padding="0cm" loext:border="none"/>
    </style:style>
    <style:style style:name="T27" style:family="text">
      <style:text-properties fo:color="#444746" loext:opacity="100%" fo:font-size="12pt" fo:background-color="transparent" loext:char-shading-value="0" loext:padding="0cm" loext:border="none"/>
    </style:style>
    <style:style style:name="T28" style:family="text">
      <style:text-properties fo:color="#444746" loext:opacity="100%" loext:padding="0cm" loext:border="none"/>
    </style:style>
    <style:style style:name="T29" style:family="text">
      <style:text-properties fo:color="#444746" loext:opacity="100%" fo:font-weight="bold" style:font-weight-asian="bold" style:font-weight-complex="bold" loext:padding="0cm" loext:border="none"/>
    </style:style>
    <style:style style:name="T30" style:family="text">
      <style:text-properties fo:color="#444746" loext:opacity="100%" style:font-name="Liberation Serif" loext:padding="0cm" loext:border="none"/>
    </style:style>
    <style:style style:name="T31" style:family="text">
      <style:text-properties fo:color="#444746" loext:opacity="100%" style:font-name="Liberation Serif" fo:font-weight="bold" style:font-weight-asian="bold" style:font-weight-complex="bold" loext:padding="0cm" loext:border="none"/>
    </style:style>
    <style:style style:name="T32" style:family="text">
      <style:text-properties style:font-name="Liberation Serif"/>
    </style:style>
    <style:style style:name="T33" style:family="text">
      <style:text-properties style:font-name="Liberation Serif"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text:a xlink:type="simple" xlink:href="#__RefHeading___Toc6713_4100656776" text:style-name="Index_20_Link" text:visited-style-name="Index_20_Link">Sobre la Arquitectura y Patrones de Diseño (Para sección "7. Diseño del Sistema")<text:tab/>1</text:a></text:p>
          <text:p text:style-name="P3"><text:a xlink:type="simple" xlink:href="#__RefHeading___Toc6715_4100656776" text:style-name="Index_20_Link" text:visited-style-name="Index_20_Link">Patrón DAO (Data Access Object):<text:tab/>1</text:a></text:p>
          <text:p text:style-name="P3"><text:a xlink:type="simple" xlink:href="#__RefHeading___Toc6717_4100656776" text:style-name="Index_20_Link" text:visited-style-name="Index_20_Link">Manejo de Tipos de Datos Críticos:<text:tab/>1</text:a></text:p>
          <text:p text:style-name="P1"><text:a xlink:type="simple" xlink:href="#__RefHeading___Toc6719_4100656776" text:style-name="Index_20_Link" text:visited-style-name="Index_20_Link">Sobre la Seguridad Implementada (Para sección "9. Implementación / Seguridad")<text:tab/>2</text:a></text:p>
          <text:p text:style-name="P3"><text:a xlink:type="simple" xlink:href="#__RefHeading___Toc6721_4100656776" text:style-name="Index_20_Link" text:visited-style-name="Index_20_Link">Prevención de Inyección SQL:<text:tab/>2</text:a></text:p>
          <text:p text:style-name="P3"><text:a xlink:type="simple" xlink:href="#__RefHeading___Toc6723_4100656776" text:style-name="Index_20_Link" text:visited-style-name="Index_20_Link">Gestión de Credenciales:<text:tab/>2</text:a></text:p>
          <text:p text:style-name="P1"><text:a xlink:type="simple" xlink:href="#__RefHeading___Toc6725_4100656776" text:style-name="Index_20_Link" text:visited-style-name="Index_20_Link">Sobre la Estrategia de Pruebas (Para sección "10. Pruebas")<text:tab/>2</text:a></text:p>
          <text:p text:style-name="P3"><text:a xlink:type="simple" xlink:href="#__RefHeading___Toc6727_4100656776" text:style-name="Index_20_Link" text:visited-style-name="Index_20_Link">Metodología de Pruebas Unitarias (Backend-First):<text:tab/>2</text:a></text:p>
          <text:p text:style-name="P1"><text:a xlink:type="simple" xlink:href="#__RefHeading___Toc6729_4100656776" text:style-name="Index_20_Link" text:visited-style-name="Index_20_Link">Sobre el Entorno de Desarrollo y Gestión de Versiones (Para sección "8. Tecnologías empleadas")<text:tab/>2</text:a></text:p>
          <text:p text:style-name="P3"><text:a xlink:type="simple" xlink:href="#__RefHeading___Toc6731_4100656776" text:style-name="Index_20_Link" text:visited-style-name="Index_20_Link">Gestión de Dependencias con Maven:<text:tab/>2</text:a></text:p>
          <text:p text:style-name="P3"><text:a xlink:type="simple" xlink:href="#__RefHeading___Toc6733_4100656776" text:style-name="Index_20_Link" text:visited-style-name="Index_20_Link">Flujo de Trabajo en Git (Gitflow Simplificado):<text:tab/>2</text:a></text:p>
          <text:p text:style-name="P1"><text:a xlink:type="simple" xlink:href="#__RefHeading___Toc5571_3292536861" text:style-name="Index_20_Link" text:visited-style-name="Index_20_Link">Explicación Técnica clase Conexion.java<text:tab/>3</text:a></text:p>
        </text:index-body>
      </text:table-of-content>
      <text:p text:style-name="P34"/>
      <text:p text:style-name="P34"/>
      <text:p text:style-name="P34"/>
      <text:h text:style-name="P5" text:outline-level="1"><text:bookmark-start text:name="__RefHeading___Toc6713_4100656776"/><text:span text:style-name="T5">Sobre la Arquitectura y Patrones de Diseño (Para sección "7. Diseño del Sistema") </text:span><text:bookmark-end text:name="__RefHeading___Toc6713_4100656776"/></text:h>
      <text:h text:style-name="P6" text:outline-level="2"><text:bookmark-start text:name="__RefHeading___Toc6715_4100656776"/>Patrón DAO (Data Access Object):<text:bookmark-end text:name="__RefHeading___Toc6715_4100656776"/></text:h>
      <text:p text:style-name="P35">Se ha implementado el patrón de diseño DAO para separar completamente la lógica de negocio de la persistencia de datos. Esto permite que la interfaz gráfica (Vista) desconozca los detalles de la base de datos (SQL), facilitando el mantenimiento y permitiendo cambiar el motor de base de datos en el futuro sin reescribir toda la aplicación.</text:p>
      <text:list xml:id="list3377076338" text:style-name="L9">
        <text:list-item>
          <text:p text:style-name="P17"><text:span text:style-name="T20">C</text:span><text:span text:style-name="T21">omponentes</text:span><text:span text:style-name="T22">:</text:span><text:span text:style-name="T19"> Se han creado clases </text:span><text:span text:style-name="Source_20_Text"><text:span text:style-name="T30">VO</text:span></text:span><text:span text:style-name="T19"> (Value Objects o DTOs) como </text:span><text:span text:style-name="Source_20_Text"><text:span text:style-name="T30">UsuarioVO</text:span></text:span><text:span text:style-name="T19"> que actúan como meros transportadores de datos, y clases </text:span><text:span text:style-name="Source_20_Text"><text:span text:style-name="T30">DAO</text:span></text:span><text:span text:style-name="T19"> (</text:span><text:span text:style-name="Source_20_Text"><text:span text:style-name="T30">UsuarioDAO</text:span></text:span><text:span text:style-name="T19">) que encapsulan las operaciones CRUD (Create, Read, Update, Delete).</text:span></text:p>
          <text:p text:style-name="P36"><text:span text:style-name="T6"/></text:p>
        </text:list-item>
      </text:list>
      <text:h text:style-name="P6" text:outline-level="2"><text:bookmark-start text:name="__RefHeading___Toc6717_4100656776"/>Manejo de Tipos de Datos Críticos:<text:bookmark-end text:name="__RefHeading___Toc6717_4100656776"/></text:h>
      <text:list xml:id="list2145878907" text:style-name="L10">
        <text:list-item>
          <text:p text:style-name="P32"><text:span text:style-name="T23">Gestión Monetaria:</text:span><text:span text:style-name="T19"> Se ha optado por utilizar la clase </text:span><text:span text:style-name="Source_20_Text"><text:span text:style-name="T30">java.math.BigDecimal</text:span></text:span><text:span text:style-name="T19"> para todos los atributos relacionados con precios y costes (en la clase </text:span><text:span text:style-name="Source_20_Text"><text:span text:style-name="T30">ProductoVO</text:span></text:span><text:span text:style-name="T19">). Se ha descartado el uso de tipos primitivos como </text:span><text:span text:style-name="Source_20_Text"><text:span text:style-name="T30">double</text:span></text:span><text:span text:style-name="T19"> o </text:span><text:span text:style-name="Source_20_Text"><text:span text:style-name="T30">float</text:span></text:span><text:span text:style-name="T19"> para evitar los errores de precisión en coma flotante inherentes a estos tipos, garantizando así la exactitud financiera en los cálculos de facturación.</text:span></text:p>
        </text:list-item>
        <text:list-item>
          <text:p text:style-name="P32"><text:span text:style-name="T23">Gestión de Fechas:</text:span><text:span text:style-name="T19"> Se ha sustituido la clase obsoleta </text:span><text:span text:style-name="Source_20_Text"><text:span text:style-name="T30">java.util.Date</text:span></text:span><text:span text:style-name="T19"> por la API moderna de Java 8 (</text:span><text:span text:style-name="Source_20_Text"><text:span text:style-name="T30">java.time.LocalDate</text:span></text:span><text:span text:style-name="T19"> y </text:span><text:span text:style-name="Source_20_Text"><text:span text:style-name="T30">LocalDateTime</text:span></text:span><text:span text:style-name="T19">). Esto facilita la manipulación de fechas y evita problemas de zonas horarias en la persistencia.</text:span></text:p>
        </text:list-item>
      </text:list>
      <text:p text:style-name="P34"/>
      <text:p text:style-name="P37"><text:span text:style-name="T6"/></text:p>
      <text:h text:style-name="P5" text:outline-level="1"><text:bookmark-start text:name="__RefHeading___Toc6719_4100656776"/><text:soft-page-break/><text:span text:style-name="T5">Sobre la Seguridad Implementada (Para sección "9. Implementación / Seguridad") </text:span><text:bookmark-end text:name="__RefHeading___Toc6719_4100656776"/></text:h>
      <text:h text:style-name="P6" text:outline-level="2"><text:bookmark-start text:name="__RefHeading___Toc6721_4100656776"/>Prevención de Inyección SQL:<text:bookmark-end text:name="__RefHeading___Toc6721_4100656776"/></text:h>
      <text:p text:style-name="P35">Todo el acceso a datos se realiza estrictamente mediante java.sql.PreparedStatement. A diferencia de Statement, esta interfaz precompila las sentencias SQL y trata los parámetros de entrada como valores literales y no como parte del código ejecutable. Esto mitiga eficazmente los ataques de Inyección SQL, asegurando que un usuario malintencionado no pueda manipular las consultas a través de los formularios de entrada (como el Login).</text:p>
      <text:h text:style-name="P6" text:outline-level="2"><text:bookmark-start text:name="__RefHeading___Toc6723_4100656776"/>Gestión de Credenciales:<text:bookmark-end text:name="__RefHeading___Toc6723_4100656776"/></text:h>
      <text:p text:style-name="P35">Aunque en la fase inicial de desarrollo se trabaja con contraseñas en texto plano para facilitar el debugging, la estructura de la base de datos (columna password_hash) y el DAO están preparados para integrar algoritmos de hash (como BCrypt o SHA-256) en la siguiente iteración, cumpliendo con los principios básicos de confidencialidad.</text:p>
      <text:h text:style-name="P5" text:outline-level="1"><text:bookmark-start text:name="__RefHeading___Toc6725_4100656776"/><text:span text:style-name="T5">Sobre la Estrategia de Pruebas (Para sección "10. Pruebas") </text:span><text:bookmark-end text:name="__RefHeading___Toc6725_4100656776"/></text:h>
      <text:h text:style-name="P6" text:outline-level="2"><text:bookmark-start text:name="__RefHeading___Toc6727_4100656776"/>Metodología de Pruebas Unitarias (Backend-First):<text:bookmark-end text:name="__RefHeading___Toc6727_4100656776"/></text:h>
      <text:p text:style-name="P35">Se ha adoptado una estrategia de desarrollo donde la capa de persistencia se verifica antes de conectarla a la interfaz gráfica.</text:p>
      <text:list xml:id="list2108779154" text:style-name="L11">
        <text:list-item>
          <text:p text:style-name="P38"><text:span text:style-name="T18">Herramientas:</text:span><text:span text:style-name="T6"> Se utiliza el framework </text:span><text:span text:style-name="T18">JUnit 5</text:span><text:span text:style-name="T6"> integrado en Maven.</text:span></text:p>
        </text:list-item>
        <text:list-item>
          <text:p text:style-name="P18"><text:span text:style-name="T23">Alcance:</text:span><text:span text:style-name="T19"> Se han implementado pruebas unitarias para verificar la conectividad (</text:span><text:span text:style-name="Source_20_Text"><text:span text:style-name="T30">ConexionTest</text:span></text:span><text:span text:style-name="T19">) y la lógica de autenticación (</text:span><text:span text:style-name="Source_20_Text"><text:span text:style-name="T30">UsuarioDAOTest</text:span></text:span><text:span text:style-name="T19">).</text:span></text:p>
        </text:list-item>
        <text:list-item>
          <text:p text:style-name="P39"><text:span text:style-name="T18">Validación:</text:span><text:span text:style-name="T6"> Las pruebas cubren tanto "caminos felices" (login correcto con usuario existente) como "casos de borde" (login fallido, usuario inexistente), asegurando la robustez del backend antes de la integración con Swing.</text:span></text:p>
        </text:list-item>
      </text:list>
      <text:p text:style-name="P31"><text:span text:style-name="T5"/></text:p>
      <text:h text:style-name="P5" text:outline-level="1"><text:bookmark-start text:name="__RefHeading___Toc6729_4100656776"/><text:span text:style-name="T5">Sobre el Entorno de Desarrollo y Gestión de Versiones (Para sección "8. Tecnologías empleadas") </text:span><text:bookmark-end text:name="__RefHeading___Toc6729_4100656776"/></text:h>
      <text:h text:style-name="P6" text:outline-level="2"><text:bookmark-start text:name="__RefHeading___Toc6731_4100656776"/>Gestión de Dependencias con Maven:<text:bookmark-end text:name="__RefHeading___Toc6731_4100656776"/></text:h>
      <text:p text:style-name="P35">El proyecto utiliza Apache Maven para la gestión automática de librerías. Esto garantiza que el proyecto sea reproducible en cualquier entorno sin necesidad de configurar manualmente el Classpath. Se han definido dependencias clave en el pom.xml: mysql-connector-j para la conectividad y junit-jupiter para el testing.</text:p>
      <text:h text:style-name="P6" text:outline-level="2"><text:bookmark-start text:name="__RefHeading___Toc6733_4100656776"/>Flujo de Trabajo en Git (Gitflow Simplificado):<text:bookmark-end text:name="__RefHeading___Toc6733_4100656776"/></text:h>
      <text:p text:style-name="P35">Se utiliza un sistema de control de versiones distribuido con una estrategia de ramas:</text:p>
      <text:list xml:id="list3003420344" text:style-name="L12">
        <text:list-item>
          <text:p text:style-name="P33"><text:span text:style-name="Source_20_Text"><text:span text:style-name="T31">main</text:span></text:span><text:span text:style-name="T19">: Código estable y listo para producción.</text:span></text:p>
        </text:list-item>
        <text:list-item>
          <text:p text:style-name="P33"><text:soft-page-break/><text:span text:style-name="Source_20_Text"><text:span text:style-name="T31">develop</text:span></text:span><text:span text:style-name="T19">: Rama de integración principal.</text:span></text:p>
        </text:list-item>
        <text:list-item>
          <text:p text:style-name="P40"><text:span text:style-name="T3">feature/*</text:span>: Ramas temporales para el desarrollo de módulos específicos (ej: feature/auth-login).</text:p>
        </text:list-item>
      </text:list>
      <text:list xml:id="list438606627" text:style-name="L8">
        <text:list-header>
          <text:p text:style-name="P41">Esto permite desarrollar nuevas funcionalidades de forma aislada sin comprometer la estabilidad del código base.</text:p>
        </text:list-header>
      </text:list>
      <text:p text:style-name="P34"/>
      <text:h text:style-name="P5" text:outline-level="1"><text:bookmark-start text:name="__RefHeading___Toc5571_3292536861"/>Explicación Técnica <text:span text:style-name="T4">clase Conexion.java</text:span><text:bookmark-end text:name="__RefHeading___Toc5571_3292536861"/></text:h>
      <text:p text:style-name="P34">Cuando redactes la memoria, aquí tienes los puntos clave sobre este código:</text:p>
      <text:list xml:id="list3408639115" text:style-name="L1">
        <text:list-item>
          <text:p text:style-name="P9"><text:span text:style-name="T33">Patrón Singleton:</text:span><text:span text:style-name="T32"> Observa el constructor </text:span><text:span text:style-name="Source_20_Text"><text:span text:style-name="T32">private Conexion()</text:span></text:span><text:span text:style-name="T32">. Esto impide hacer </text:span><text:span text:style-name="Source_20_Text"><text:span text:style-name="T32">new Conexion()</text:span></text:span><text:span text:style-name="T32"> desde fuera. La única forma de entrar es </text:span><text:span text:style-name="Source_20_Text"><text:span text:style-name="T32">Conexion.getInstance()</text:span></text:span><text:span text:style-name="T32">.</text:span></text:p>
        </text:list-item>
        <text:list-item>
          <text:p text:style-name="P9"><text:span text:style-name="T33">JDBC (Java Database Connectivity):</text:span><text:span text:style-name="T32"> Usamos </text:span><text:span text:style-name="Source_20_Text"><text:span text:style-name="T32">DriverManager</text:span></text:span><text:span text:style-name="T32"> para crear el puente entre Java y MySQL.</text:span></text:p>
        </text:list-item>
        <text:list-item>
          <text:p text:style-name="P9"><text:span text:style-name="T33">Gestión de Errores:</text:span><text:span text:style-name="T32"> Usamos </text:span><text:span text:style-name="Source_20_Text"><text:span text:style-name="T32">try-catch</text:span></text:span><text:span text:style-name="T32"> y </text:span><text:span text:style-name="Source_20_Text"><text:span text:style-name="T32">Logger</text:span></text:span><text:span text:style-name="T32"> en lugar de simplemente imprimir el error, lo cual es una práctica profesional para registrar incidencias.</text:span></text:p>
        </text:list-item>
      </text:list>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0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3T21:08:36.343289347</meta:creation-date>
    <dc:date>2026-01-04T19:13:05.606370894</dc:date>
    <meta:editing-duration>PT3M21S</meta:editing-duration>
    <meta:editing-cycles>3</meta:editing-cycles>
    <meta:generator>LibreOffice/7.3.7.2$Linux_X86_64 LibreOffice_project/30$Build-2</meta:generator>
    <meta:document-statistic meta:table-count="0" meta:image-count="0" meta:object-count="0" meta:page-count="3" meta:paragraph-count="46" meta:word-count="740" meta:character-count="4917" meta:non-whitespace-character-count="4232"/>
  </office:meta>
</office:document-meta>
</file>